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</style:style>
    <style:style style:name="P2" style:family="paragraph" style:parent-style-name="Standard">
      <style:paragraph-properties fo:margin-top="0in" fo:margin-bottom="0in" loext:contextual-spacing="true" fo:orphans="0" fo:widows="0"/>
    </style:style>
    <style:style style:name="P3" style:family="paragraph" style:parent-style-name="Standard">
      <style:paragraph-properties fo:margin-top="0in" fo:margin-bottom="0in" loext:contextual-spacing="true" fo:orphans="0" fo:widows="0"/>
      <style:text-properties officeooo:paragraph-rsid="00102132"/>
    </style:style>
    <style:style style:name="P4" style:family="paragraph" style:parent-style-name="Standard">
      <style:paragraph-properties fo:margin-top="0in" fo:margin-bottom="0in" loext:contextual-spacing="true" fo:orphans="0" fo:widows="0"/>
      <style:text-properties officeooo:paragraph-rsid="0010639a"/>
    </style:style>
    <style:style style:name="P5" style:family="paragraph" style:parent-style-name="Standard">
      <style:paragraph-properties fo:margin-top="0in" fo:margin-bottom="0in" loext:contextual-spacing="true" fo:orphans="0" fo:widows="0"/>
      <style:text-properties officeooo:paragraph-rsid="001192ea"/>
    </style:style>
    <style:style style:name="P6" style:family="paragraph" style:parent-style-name="Standard">
      <style:paragraph-properties fo:margin-top="0in" fo:margin-bottom="0in" loext:contextual-spacing="true" fo:orphans="0" fo:widows="0"/>
      <style:text-properties officeooo:paragraph-rsid="00125e29"/>
    </style:style>
    <style:style style:name="P7" style:family="paragraph" style:parent-style-name="Standard">
      <style:paragraph-properties fo:margin-top="0in" fo:margin-bottom="0in" loext:contextual-spacing="true" fo:orphans="0" fo:widows="0"/>
      <style:text-properties style:font-name="Times New Roman" style:font-name-complex="Times New Roman1"/>
    </style:style>
    <style:style style:name="P8" style:family="paragraph" style:parent-style-name="Standard">
      <style:paragraph-properties fo:margin-top="0in" fo:margin-bottom="0in" loext:contextual-spacing="true" fo:orphans="0" fo:widows="0"/>
      <style:text-properties style:font-name="Times" style:font-name-complex="Times1"/>
    </style:style>
    <style:style style:name="P9" style:family="paragraph" style:parent-style-name="Standard">
      <style:paragraph-properties fo:margin-top="0in" fo:margin-bottom="0in" loext:contextual-spacing="true" fo:orphans="0" fo:widows="0"/>
      <style:text-properties style:font-name="Courier New" style:font-name-complex="Courier New1"/>
    </style:style>
    <style:style style:name="P10" style:family="paragraph" style:parent-style-name="Standard">
      <style:paragraph-properties fo:margin-top="0in" fo:margin-bottom="0in" loext:contextual-spacing="true" fo:orphans="0" fo:widows="0"/>
      <style:text-properties style:font-name="Courier New" officeooo:paragraph-rsid="00125e29" style:font-name-complex="Courier New1"/>
    </style:style>
    <style:style style:name="P11" style:family="paragraph" style:parent-style-name="Standard">
      <style:paragraph-properties fo:margin-top="0in" fo:margin-bottom="0in" loext:contextual-spacing="true" fo:orphans="0" fo:widows="0"/>
      <style:text-properties style:font-name="Helvetica" style:font-name-complex="Helvetica1"/>
    </style:style>
    <style:style style:name="P12" style:family="paragraph" style:parent-style-name="Standard" style:master-page-name="Standard">
      <style:paragraph-properties fo:margin-top="0in" fo:margin-bottom="0in" loext:contextual-spacing="true" fo:orphans="0" fo:widows="0" style:page-number="auto"/>
    </style:style>
    <style:style style:name="P13" style:family="paragraph" style:parent-style-name="Standard">
      <style:paragraph-properties fo:margin-left="0in" fo:margin-right="0in" fo:margin-top="0in" fo:margin-bottom="0in" loext:contextual-spacing="true" fo:orphans="0" fo:widows="0" fo:text-indent="0.5in" style:auto-text-indent="false"/>
    </style:style>
    <style:style style:name="T1" style:family="text">
      <style:text-properties style:font-name="Times" fo:font-weight="bold" style:font-weight-asian="bold" style:font-name-complex="Times1"/>
    </style:style>
    <style:style style:name="T2" style:family="text">
      <style:text-properties style:font-name="Times" style:font-name-complex="Times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officeooo:rsid="000b27ef" style:font-name-complex="Courier New1"/>
    </style:style>
    <style:style style:name="T6" style:family="text">
      <style:text-properties style:font-name="Courier New" officeooo:rsid="000bca21" style:font-name-complex="Courier New1"/>
    </style:style>
    <style:style style:name="T7" style:family="text">
      <style:text-properties style:font-name="Courier New" officeooo:rsid="000ca83e" style:font-name-complex="Courier New1"/>
    </style:style>
    <style:style style:name="T8" style:family="text">
      <style:text-properties style:font-name="Courier New" officeooo:rsid="000f4a20" style:font-name-complex="Courier New1"/>
    </style:style>
    <style:style style:name="T9" style:family="text">
      <style:text-properties style:font-name="Courier New" officeooo:rsid="00102132" style:font-name-complex="Courier New1"/>
    </style:style>
    <style:style style:name="T10" style:family="text">
      <style:text-properties style:font-name="Courier New" officeooo:rsid="0010639a" style:font-name-complex="Courier New1"/>
    </style:style>
    <style:style style:name="T11" style:family="text">
      <style:text-properties style:font-name="Courier New" officeooo:rsid="001192ea" style:font-name-complex="Courier New1"/>
    </style:style>
    <style:style style:name="T12" style:family="text">
      <style:text-properties style:font-name="Courier New" officeooo:rsid="00125e29" style:font-name-complex="Courier New1"/>
    </style:style>
    <style:style style:name="T13" style:family="text">
      <style:text-properties style:font-name="Courier New" officeooo:rsid="0013437a" style:font-name-complex="Courier New1"/>
    </style:style>
    <style:style style:name="T14" style:family="text">
      <style:text-properties fo:color="#333333" style:font-name="Courier New" officeooo:rsid="000bd456" fo:background-color="#ffffff" loext:char-shading-value="0" style:font-name-complex="Courier New1"/>
    </style:style>
    <style:style style:name="T15" style:family="text">
      <style:text-properties officeooo:rsid="00106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Worksheet 0: Building a Simple ADT Using an Array</text:span><text:span text:style-name="T2"> </text:span></text:p>
      <text:p text:style-name="P2"><text:span text:style-name="T2">In Preparation</text:span><text:span text:style-name="T3">: Read about basic ADTs. </text:span></text:p>
      <text:p text:style-name="P7"/>
      <text:p text:style-name="P2"><text:span text:style-name="T3">In this worksheet we will construct a simple BAG and STACK abstraction on top of an array. Assume we have the following interface file “arrayBagStack.h”</text:span></text:p>
      <text:p text:style-name="P8"/>
      <text:p text:style-name="P2"><text:span text:style-name="T2">-----------</text:span></text:p>
      <text:p text:style-name="P2"><text:span text:style-name="T4"># ifndef ArrayBagStack</text:span></text:p>
      <text:p text:style-name="P2"><text:span text:style-name="T4"># define ArrayBagStack</text:span></text:p>
      <text:p text:style-name="P2"><text:span text:style-name="T4"># define MAX_SIZE 100</text:span></text:p>
      <text:p text:style-name="P9"/>
      <text:p text:style-name="P9"/>
      <text:p text:style-name="P2"><text:span text:style-name="T4"># define TYPE int</text:span></text:p>
      <text:p text:style-name="P2"><text:span text:style-name="T4"># define EQ(a, b) (a == b)</text:span></text:p>
      <text:p text:style-name="P9"/>
      <text:p text:style-name="P2"><text:span text:style-name="T4">struct arrayBagStack {</text:span></text:p>
      <text:p text:style-name="P13"><text:span text:style-name="T4">TYPE data [MAX_SIZE];</text:span></text:p>
      <text:p text:style-name="P13"><text:span text:style-name="T4">int count; </text:span></text:p>
      <text:p text:style-name="P2"><text:span text:style-name="T4">};</text:span></text:p>
      <text:p text:style-name="P9"/>
      <text:p text:style-name="P2"><text:span text:style-name="T4">/* Interface for Bag */</text:span></text:p>
      <text:p text:style-name="P2"><text:span text:style-name="T4">void initBag (struct arrayBagStack * b);</text:span></text:p>
      <text:p text:style-name="P2"><text:span text:style-name="T4">void addBag (struct arrayBagStack * b, TYPE v);</text:span></text:p>
      <text:p text:style-name="P2"><text:span text:style-name="T4">int containsBag (struct arrayBagStack * b, TYPE v);</text:span></text:p>
      <text:p text:style-name="P2"><text:span text:style-name="T4">void removeBag (struct arrayBagStack * b, TYPE v);</text:span></text:p>
      <text:p text:style-name="P2"><text:span text:style-name="T4">int sizeBag (struct arrayBagStack * b);</text:span></text:p>
      <text:p text:style-name="P9"/>
      <text:p text:style-name="P2"><text:span text:style-name="T4">/* Interface for Stack */</text:span></text:p>
      <text:p text:style-name="P2"><text:span text:style-name="T4">void pushStack (struct arrayBagStack * b, TYPE v);</text:span></text:p>
      <text:p text:style-name="P2"><text:span text:style-name="T4">TYPE topStack (struct arrayBagStack * b);</text:span></text:p>
      <text:p text:style-name="P2"><text:span text:style-name="T4">void popStack (struct arrayBagStack * b);</text:span></text:p>
      <text:p text:style-name="P2"><text:span text:style-name="T4">int isEmptyStack (struct arrayBagStack * b);</text:span></text:p>
      <text:p text:style-name="P9"/>
      <text:p text:style-name="P2"><text:span text:style-name="T4"># endif </text:span></text:p>
      <text:p text:style-name="P2"><text:span text:style-name="T2">-----------</text:span></text:p>
      <text:p text:style-name="P9"/>
      <text:p text:style-name="P9"/>
      <text:p text:style-name="P8"/>
      <text:p text:style-name="P2"><text:span text:style-name="T3">Your job, for this worksheet, is to provide implementations for the following operations. </text:span></text:p>
      <text:p text:style-name="P2"><text:span text:style-name="T4"/></text:p>
      <text:p text:style-name="P2"><text:span text:style-name="T4">void initBag (struct arrayBagStack * b){</text:span></text:p>
      <text:p text:style-name="P9"/>
      <text:p text:style-name="P2"><text:span text:style-name="T4"><text:tab/></text:span><text:span text:style-name="T5">b-</text:span><text:span text:style-name="T6">&gt;</text:span><text:span text:style-name="T5">count</text:span><text:span text:style-name="T6"> = 0;</text:span></text:p>
      <text:p text:style-name="P9"/>
      <text:p text:style-name="P2"><text:span text:style-name="T4">} </text:span></text:p>
      <text:p text:style-name="P2"><text:span text:style-name="T4"/></text:p>
      <text:p text:style-name="P2"><text:span text:style-name="T4">void addBag (struct arrayBagStack * b, TYPE v) {</text:span></text:p>
      <text:p text:style-name="P9"><text:soft-page-break/></text:p>
      <text:p text:style-name="P2"><text:span text:style-name="T4"><text:tab/></text:span><text:span text:style-name="T14">assert(b-&gt;count != MAX_SIZE);</text:span></text:p>
      <text:p text:style-name="P2"><text:span text:style-name="T14"><text:tab/>b-&gt;data[b-&gt;count] = v;</text:span></text:p>
      <text:p text:style-name="P2"><text:span text:style-name="T14"><text:tab/>b-&gt;count += 1;</text:span></text:p>
      <text:p text:style-name="P9"/>
      <text:p text:style-name="P2"><text:span text:style-name="T4">}</text:span></text:p>
      <text:p text:style-name="P9"/>
      <text:p text:style-name="P2"><text:span text:style-name="T4">int containsBag (struct arrayBagStack * b, TYPE v) {</text:span></text:p>
      <text:p text:style-name="P9"/>
      <text:p text:style-name="P2"><text:span text:style-name="T4"><text:tab/></text:span><text:span text:style-name="T7">for(int i = 0; i &lt; b-&gt;count; i++){</text:span></text:p>
      <text:p text:style-name="P2"><text:span text:style-name="T7"><text:tab/><text:tab/>if(b-&gt;data[i] == v){</text:span></text:p>
      <text:p text:style-name="P2"><text:span text:style-name="T7"><text:tab/><text:tab/><text:tab/>return 1;</text:span></text:p>
      <text:p text:style-name="P2"><text:span text:style-name="T7"><text:tab/><text:tab/>}</text:span></text:p>
      <text:p text:style-name="P2"><text:span text:style-name="T7"><text:tab/>}</text:span></text:p>
      <text:p text:style-name="P2"><text:span text:style-name="T7"><text:tab/>return 0;</text:span></text:p>
      <text:p text:style-name="P9"/>
      <text:p text:style-name="P2"><text:span text:style-name="T4">}</text:span></text:p>
      <text:p text:style-name="P9"/>
      <text:p text:style-name="P2"><text:span text:style-name="T4">void removeBag (struct arrayBagStack * b, TYPE v) {</text:span></text:p>
      <text:p text:style-name="P9"/>
      <text:p text:style-name="P9"><text:tab/><text:span text:style-name="T15">assert(b-&gt;count &gt; 0);</text:span></text:p>
      <text:p text:style-name="P3"><text:span text:style-name="T4"><text:tab/></text:span><text:span text:style-name="T7">for(int i = 0; i &lt; b-&gt;count; i++){</text:span></text:p>
      <text:p text:style-name="P3"><text:span text:style-name="T7"><text:tab/><text:tab/>if(b-&gt;data[i] == v){</text:span></text:p>
      <text:p text:style-name="P3"><text:span text:style-name="T7"><text:tab/><text:tab/><text:tab/></text:span><text:span text:style-name="T9">for(int j = i; j &lt; (b-&gt;count-</text:span><text:span text:style-name="T10">1</text:span><text:span text:style-name="T9">); j++){</text:span></text:p>
      <text:p text:style-name="P3"><text:span text:style-name="T9"><text:tab/><text:tab/><text:tab/><text:tab/>b-&gt;data[j] = b→data[j+1];</text:span></text:p>
      <text:p text:style-name="P4"><text:span text:style-name="T7"><text:tab/><text:tab/><text:tab/></text:span><text:span text:style-name="T10">}</text:span></text:p>
      <text:p text:style-name="P5"><text:span text:style-name="T10"><text:tab/><text:tab/><text:tab/>b-&gt;data[b-&gt;count-1] = 0;</text:span></text:p>
      <text:p text:style-name="P5"><text:span text:style-name="T10"><text:tab/><text:tab/><text:tab/></text:span><text:span text:style-name="T11">b-&gt;count -= 1;</text:span><text:span text:style-name="T7"><text:tab/></text:span></text:p>
      <text:p text:style-name="P3"><text:span text:style-name="T7"><text:tab/><text:tab/>}</text:span></text:p>
      <text:p text:style-name="P3"><text:span text:style-name="T7"><text:tab/>}</text:span></text:p>
      <text:p text:style-name="P9"/>
      <text:p text:style-name="P2"><text:span text:style-name="T4">} </text:span></text:p>
      <text:p text:style-name="P8"/>
      <text:p text:style-name="P2"><text:span text:style-name="T4">int sizeBag (struct arrayBagStack * b) {</text:span></text:p>
      <text:p text:style-name="P9"/>
      <text:p text:style-name="P2"><text:span text:style-name="T4"><text:tab/></text:span><text:span text:style-name="T8">return b-&gt;count;</text:span></text:p>
      <text:p text:style-name="P9"/>
      <text:p text:style-name="P2"><text:span text:style-name="T4">} </text:span></text:p>
      <text:p text:style-name="P9"/>
      <text:p text:style-name="P8"/>
      <text:p text:style-name="P2"><text:span text:style-name="T4">/* Stack Implementation */</text:span></text:p>
      <text:p text:style-name="P2"><text:span text:style-name="T4">void pushStack (struct arrayBagStack * b, TYPE v) {</text:span></text:p>
      <text:p text:style-name="P9"/>
      <text:p text:style-name="P6"><text:span text:style-name="T4"><text:tab/></text:span><text:span text:style-name="T14">assert(b-&gt;count != MAX_SIZE);</text:span></text:p>
      <text:p text:style-name="P6"><text:span text:style-name="T14"><text:tab/>b-&gt;data[b-&gt;count] = v;</text:span></text:p>
      <text:p text:style-name="P6"><text:span text:style-name="T14"><text:tab/>b-&gt;count += 1;</text:span></text:p>
      <text:p text:style-name="P10"><text:bookmark text:name="_GoBack"/></text:p>
      <text:p text:style-name="P9"><text:soft-page-break/></text:p>
      <text:p text:style-name="P2"><text:span text:style-name="T4">}</text:span></text:p>
      <text:p text:style-name="P2"><text:span text:style-name="T4">TYPE topStack (struct arrayBagStack * b) {</text:span></text:p>
      <text:p text:style-name="P9"/>
      <text:p text:style-name="P2"><text:span text:style-name="T4"><text:tab/></text:span><text:span text:style-name="T12">assert(b-&gt;count &gt; 0);</text:span></text:p>
      <text:p text:style-name="P2"><text:span text:style-name="T12"><text:tab/>return b-&gt;data[b-&gt;count-1];</text:span></text:p>
      <text:p text:style-name="P9"/>
      <text:p text:style-name="P2"><text:span text:style-name="T4">} </text:span></text:p>
      <text:p text:style-name="P11"/>
      <text:p text:style-name="P2"><text:span text:style-name="T4">void popStack (struct arrayBagStack * b) {</text:span></text:p>
      <text:p text:style-name="P9"/>
      <text:p text:style-name="P6"><text:span text:style-name="T4"><text:tab/></text:span><text:span text:style-name="T12">assert(b-&gt;count &gt; 0);</text:span></text:p>
      <text:p text:style-name="P6"><text:span text:style-name="T12"><text:tab/></text:span><text:span text:style-name="T13">b-&gt;data[b-&gt;count-1] = 0;</text:span></text:p>
      <text:p text:style-name="P6"><text:span text:style-name="T13"><text:tab/>b-&gt;count -= 1;</text:span></text:p>
      <text:p text:style-name="P2"><text:span text:style-name="T4"/></text:p>
      <text:p text:style-name="P2"><text:span text:style-name="T4">int isEmptyStack (struct arrayBagStack * b) {</text:span></text:p>
      <text:p text:style-name="P9"/>
      <text:p text:style-name="P2"><text:span text:style-name="T4"><text:tab/></text:span><text:span text:style-name="T13">if(b-&gt;count &gt; 0){</text:span></text:p>
      <text:p text:style-name="P2"><text:span text:style-name="T13"><text:tab/><text:tab/>return 0;</text:span></text:p>
      <text:p text:style-name="P2"><text:span text:style-name="T13"><text:tab/>}</text:span></text:p>
      <text:p text:style-name="P2"><text:span text:style-name="T13"><text:tab/>else{</text:span></text:p>
      <text:p text:style-name="P2"><text:span text:style-name="T13"><text:tab/><text:tab/>return 1;</text:span></text:p>
      <text:p text:style-name="P2"><text:span text:style-name="T13"><text:tab/>}</text:span></text:p>
      <text:p text:style-name="P9"/>
      <text:p text:style-name="P2"><text:span text:style-name="T4">}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7</meta:editing-cycles>
    <meta:creation-date>2019-01-11T10:55:00</meta:creation-date>
    <dc:date>2019-07-01T23:33:44.333765608</dc:date>
    <meta:editing-duration>PT9M58S</meta:editing-duration>
    <meta:generator>LibreOffice/6.1.5.2$Linux_X86_64 LibreOffice_project/10$Build-2</meta:generator>
    <meta:document-statistic meta:table-count="0" meta:image-count="0" meta:object-count="0" meta:page-count="3" meta:paragraph-count="80" meta:word-count="339" meta:character-count="2042" meta:non-whitespace-character-count="17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